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fo:color="#ff6633" style:font-name="Arial" fo:font-size="10pt" style:font-size-asian="10pt" style:font-size-complex="10pt"/>
    </style:style>
    <style:style style:name="P5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ff0000" style:font-name="Arial" fo:font-size="10pt" style:font-size-asian="10pt" style:font-size-complex="10pt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e00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unięcie <text:span text:style-name="T7">AppBundle</text:span></text:p>
      <text:p text:style-name="P1"/>
      <text:p text:style-name="P1">1. Po pobraniu symfony usuwamy <text:s/><text:span text:style-name="T8">AppBundle</text:span><text:span text:style-name="T6"> i zakładamy nowe:</text:span></text:p>
      <text:p text:style-name="P1"/>
      <text:p text:style-name="P7"># blog-demo\app\config\routing.yml</text:p>
      <text:p text:style-name="P6">app:</text:p>
      <text:p text:style-name="P6"><text:s text:c="4"/>resource: "@AppBundle/Controller/"</text:p>
      <text:p text:style-name="P6"><text:s text:c="4"/>type: <text:s text:c="4"/>annotation</text:p>
      <text:p text:style-name="P1"/>
      <text:p text:style-name="P1"># blog-demo/app/AppKernel.php – z pliku usuwamy wpis:</text:p>
      <text:p text:style-name="P1"/>
      <text:p text:style-name="P1"><text:s text:c="8"/>$bundles = array(</text:p>
      <text:p text:style-name="P1"><text:s text:c="12"/>new Symfony\Bundle\FrameworkBundle\FrameworkBundle(),</text:p>
      <text:p text:style-name="P1"><text:s text:c="12"/>new Symfony\Bundle\SecurityBundle\SecurityBundle(),</text:p>
      <text:p text:style-name="P1"><text:s text:c="12"/>new Symfony\Bundle\TwigBundle\TwigBundle(),</text:p>
      <text:p text:style-name="P1"><text:s text:c="12"/>new Symfony\Bundle\MonologBundle\MonologBundle(),</text:p>
      <text:p text:style-name="P1"><text:s text:c="12"/>new Symfony\Bundle\SwiftmailerBundle\SwiftmailerBundle(),</text:p>
      <text:p text:style-name="P1"><text:s text:c="12"/>new Doctrine\Bundle\DoctrineBundle\DoctrineBundle(),</text:p>
      <text:p text:style-name="P1"><text:s text:c="12"/>new Sensio\Bundle\FrameworkExtraBundle\SensioFrameworkExtraBundle(),</text:p>
      <text:p text:style-name="P1"><text:s text:c="11"/><text:span text:style-name="T7"><text:s/>new AppBundle\AppBundle(),</text:span></text:p>
      <text:p text:style-name="P1"><text:s text:c="8"/>);</text:p>
      <text:p text:style-name="P1"/>
      <text:p text:style-name="P1">2. Usuwany cały <text:span text:style-name="T7">AppBundle</text:span>:</text:p>
      <text:p text:style-name="P1"/>
      <text:p text:style-name="P6">blog-demo\src\AppBundle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worzenie nowego <text:s/><text:span text:style-name="T5">AppBundle</text:span></text:p>
      <text:p text:style-name="P1"/>
      <text:p text:style-name="P1">1. <text:span text:style-name="T1">php app/console generate:bundle --namespace=AppBundle –format=yml</text:span></text:p>
      <text:p text:style-name="P5"/>
      <text:p text:style-name="P1">2. Po uruchomieniu powyższego polecenia zostną dodane następujace wpisy:</text:p>
      <text:p text:style-name="P1"/>
      <text:p text:style-name="P1"># blog-demo\app\config\config.yml </text:p>
      <text:p text:style-name="P1">imports:</text:p>
      <text:p text:style-name="P1"><text:s text:c="4"/>- { resource: parameters.yml }</text:p>
      <text:p text:style-name="P1"><text:s text:c="4"/>- { resource: security.yml }</text:p>
      <text:p text:style-name="P1"><text:s text:c="4"/>- { resource: services.yml }</text:p>
      <text:p text:style-name="P1"><text:s text:c="4"/><text:span text:style-name="T4">- { resource: "@AppBundle/Resources/config/services.yml" }</text:span></text:p>
      <text:p text:style-name="P1"/>
      <text:p text:style-name="P1"># blog-demo\app\config\routing.yml</text:p>
      <text:p text:style-name="P3">app:</text:p>
      <text:p text:style-name="P3"><text:s text:c="4"/>resource: "@AppBundle/Resources/config/routing.yml"</text:p>
      <text:p text:style-name="P3"><text:s text:c="4"/>prefix: <text:s text:c="2"/>/</text:p>
      <text:p text:style-name="P1"/>
      <text:p text:style-name="P1"># src\<text:span text:style-name="T4">AppBundle\Resources\config\routing.yml</text:span></text:p>
      <text:p text:style-name="P3">app_homepage:</text:p>
      <text:p text:style-name="P3"><text:s text:c="4"/>path: <text:s text:c="4"/>/</text:p>
      <text:p text:style-name="P3"><text:s text:c="4"/>defaults: { _controller: AppBundle:Default:index }</text:p>
      <text:p text:style-name="P1"/>
      <text:p text:style-name="P1"># blog-demo/app/AppKernel.php - do pliku zostaje wprowadzony następujący wpis</text:p>
      <text:p text:style-name="P1"/>
      <text:p text:style-name="P1"><text:s text:c="8"/>$bundles = array(</text:p>
      <text:p text:style-name="P1"><text:s text:c="12"/>new Symfony\Bundle\FrameworkBundle\FrameworkBundle(),</text:p>
      <text:p text:style-name="P1"><text:s text:c="12"/>new Symfony\Bundle\SecurityBundle\SecurityBundle(),</text:p>
      <text:p text:style-name="P1"><text:s text:c="12"/>new Symfony\Bundle\TwigBundle\TwigBundle(),</text:p>
      <text:p text:style-name="P1"><text:s text:c="12"/>new Symfony\Bundle\MonologBundle\MonologBundle(),</text:p>
      <text:p text:style-name="P1"><text:s text:c="12"/>new Symfony\Bundle\SwiftmailerBundle\SwiftmailerBundle(),</text:p>
      <text:p text:style-name="P1"><text:s text:c="12"/>new Doctrine\Bundle\DoctrineBundle\DoctrineBundle(),</text:p>
      <text:p text:style-name="P1"><text:s text:c="12"/>new Sensio\Bundle\FrameworkExtraBundle\SensioFrameworkExtraBundle(),</text:p>
      <text:p text:style-name="P1"><text:s text:c="12"/><text:span text:style-name="T4">new AppBundle\AppBundle(),</text:span></text:p>
      <text:p text:style-name="P1"><text:s text:c="8"/>);</text:p>
      <text:p text:style-name="P1"/>
      <text:p text:style-name="P1">3. Zostaje utwprzony katalog z projektem:</text:p>
      <text:p text:style-name="P3">blog-demo\src\BlogBundle</text:p>
      <text:p text:style-name="P1"/>
      <text:p text:style-name="P1">4. Czyszczenie cache:</text:p>
      <text:p text:style-name="P1"/>
      <text:p text:style-name="P4"><text:tab/>php app/console cache:clear --env=prod</text:p>
      <text:p text:style-name="P4"><text:tab/>php app/console cache:clear --env=dev</text:p>
      <text:p text:style-name="P1"/>
      <text:p text:style-name="P1">5. Podgląd nowej strony:</text:p>
      <text:p text:style-name="P1"/>
      <text:p text:style-name="P1"/>
      <text:p text:style-name="P1"><text:tab/>http://blog-demo.localhost/app.php</text:p>
      <text:p text:style-name="P1"><text:tab/>http://blog-demo.localhost/app_dev.php</text:p>
      <text:p text:style-name="P1"/>
      <text:p text:style-name="P1"><text:tab/>C:/wamp/bin/apache/Apache2.2.17/conf/httpd.conf</text:p>
      <text:p text:style-name="P1"><text:tab/><text:span text:style-name="T3">LoadModule rewrite_module modules/mod_rewrite.so &lt;- odkomentować</text:span></text:p>
      <text:p text:style-name="P1"><text:tab/></text:p>
      <text:p text:style-name="P5"><text:tab/>http://blog-demo.localhost<text:tab/></text:p>
      <text:p text:style-name="P5"/>
      <text:p text:style-name="P5"/>
      <text:p text:style-name="Standard"><text:span text:style-name="T10">Po odpaleniu strony powinniśmy zobaczyć komunikat: </text:span>Hello World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9M18S</meta:editing-duration>
    <meta:editing-cycles>31</meta:editing-cycles>
    <meta:generator>OpenOffice.org/3.3$Win32 OpenOffice.org_project/330m20$Build-9567</meta:generator>
    <dc:date>2015-12-07T11:47:11.80</dc:date>
    <dc:creator>szymon idczak</dc:creator>
    <meta:document-statistic meta:table-count="0" meta:image-count="0" meta:object-count="0" meta:page-count="2" meta:paragraph-count="60" meta:word-count="180" meta:character-count="2487"/>
    <meta:user-defined meta:name="Info 1"/>
    <meta:user-defined meta:name="Info 2"/>
    <meta:user-defined meta:name="Info 3"/>
    <meta:user-defined meta:name="Info 4"/>
  </office:meta>
</office:document-meta>
</file>